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0beb11" officeooo:paragraph-rsid="000beb11" style:font-size-asian="15pt" style:font-size-complex="15pt"/>
    </style:style>
    <style:style style:name="P3" style:family="paragraph" style:parent-style-name="Standard">
      <style:text-properties fo:font-size="15pt" fo:font-weight="bold" officeooo:rsid="000d5a33" officeooo:paragraph-rsid="000d5a33" style:font-size-asian="15pt" style:font-weight-asian="bold" style:font-size-complex="15pt" style:font-weight-complex="bold"/>
    </style:style>
    <style:style style:name="P4" style:family="paragraph" style:parent-style-name="Standard">
      <style:text-properties fo:font-size="15pt" fo:font-weight="bold" officeooo:rsid="000f3bfb" officeooo:paragraph-rsid="000f3bfb" style:font-size-asian="15pt" style:font-weight-asian="bold" style:font-size-complex="15pt" style:font-weight-complex="bold"/>
    </style:style>
    <style:style style:name="T1" style:family="text">
      <style:text-properties officeooo:rsid="000b8d2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oC:</text:span> <text:span text:style-name="T1">có nghĩa là một Obj ko tạo ra các Obj khác nếu muốn sử dụng. Thay vào đó nó sẽ sử dụng các Obj khác bằng cách truyền vào từ bên ngoài. Ví dụ các thuộc tính của một class sẽ được khởi tạo và truyền vào từ bên ngoài thông qua Setter hoặc Contructor thay vì khởi tạo trực tiếp trong class hoặc các giá trị của các Obj thuộc tính được khởi tạo trong file Xml hoặc truyền vào các Class này thông qua <text:s/>các cơ chế của Configuration.</text:span></text:p>
      <text:p text:style-name="P1"/>
      <text:p text:style-name="P1"><text:span text:style-name="T2">DI</text:span>: <text:span text:style-name="T1">là một dạng của IoC mà các đối tượng được truyền vào một Obj thông qua Contructor hoặc Setter hoặc ServiceLookups. </text:span></text:p>
      <text:p text:style-name="P1"/>
      <text:p text:style-name="P2"><text:span text:style-name="T2">Contructor Injection</text:span> : Khi truyền giá trị của class B vào class A thông qua Contructor có tham số của nó thì gọi là Contructor Injection.</text:p>
      <text:p text:style-name="P2"/>
      <text:p text:style-name="P2">class A{</text:p>
      <text:p text:style-name="P2"><text:tab/>private B b;</text:p>
      <text:p text:style-name="P2"><text:tab/>public A(B b){</text:p>
      <text:p text:style-name="P2"><text:tab/><text:tab/>this.b =b;</text:p>
      <text:p text:style-name="P2"><text:tab/>}</text:p>
      <text:p text:style-name="P2">}</text:p>
      <text:p text:style-name="P2">Thông qua hàm khởi tạo ta tạo ra một đối tượng của A bằng từ khóa new và truyền vào giá trị của B.</text:p>
      <text:p text:style-name="P2"/>
      <text:p text:style-name="P2"><text:span text:style-name="T2">Setter Injection:</text:span> <text:s/>tương tự Contructor Injection , có thể truyền một đối tượng của B vào class A thông qua Setter: </text:p>
      <text:p text:style-name="P2"/>
      <text:p text:style-name="P2">class A{</text:p>
      <text:p text:style-name="P2"><text:tab/>private B b;</text:p>
      <text:p text:style-name="P2"><text:tab/>public void setB (B b){</text:p>
      <text:p text:style-name="P2"><text:tab/><text:tab/>this.b =b;</text:p>
      <text:p text:style-name="P2"><text:tab/>}</text:p>
      <text:p text:style-name="P2">}</text:p>
      <text:p text:style-name="P2"/>
      <text:p text:style-name="P3">java Bean: <text:span text:style-name="T3">là các class mà Contructor không tham số được đặt là public và có các thuộc tính được khai báo private, được truy cập thông qua getter và setter, phải thừa kế lại interface Serializeable.</text:span></text:p>
      <text:p text:style-name="P3"><text:span text:style-name="T3"/></text:p>
      <text:p text:style-name="P4">Spring Bean: <text:span text:style-name="T3">bất cứ một Obj nào được khởi tạo, cấu hình, quản lí bởi Spring containner đều là Spring bean.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1:46:36.556142536</meta:creation-date>
    <meta:generator>LibreOffice/6.0.7.3$Linux_X86_64 LibreOffice_project/00m0$Build-3</meta:generator>
    <dc:date>2019-01-22T18:39:19.510452219</dc:date>
    <meta:editing-duration>PT6H19M50S</meta:editing-duration>
    <meta:editing-cycles>3</meta:editing-cycles>
    <meta:document-statistic meta:table-count="0" meta:image-count="0" meta:object-count="0" meta:page-count="1" meta:paragraph-count="19" meta:word-count="269" meta:character-count="1315" meta:non-whitespace-character-count="1050"/>
  </office:meta>
</office:document-meta>
</file>